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3">
      <style:paragraph-properties fo:text-align="justify" style:justify-single-word="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71 : Blah blah titre</text:h>
      <text:p text:style-name="P2"/>
      <text:p text:style-name="P1"/>
      <text:p text:style-name="P1">Version: <text:s/>1.0</text:p>
      <text:p text:style-name="P1">Author: <text:s/>Simon Gareste</text:p>
      <text:p text:style-name="P1">Review: </text:p>
      <text:p text:style-name="P1">Commented: </text:p>
      <text:p text:style-name="P1">State: </text:p>
      <text:p text:style-name="P1">Scilab-Version: 5.4</text:p>
      <text:p text:style-name="P1">Created: September 2011</text:p>
      <text:p text:style-name="P2"/>
      <text:p text:style-name="P1"/>
      <text:h text:style-name="P6" text:outline-level="3">Abstract</text:h>
      <text:p text:style-name="P1">There was no possibility to delete the tarball installed by atomsInstall.</text:p>
      <text:p text:style-name="P1"/>
      <text:h text:style-name="P6" text:outline-level="3">Proposal</text:h>
      <text:p text:style-name="P3">We are introducing an optionnal third argument to the atomsRemove function, using a boolean to choose to delete the tarballs downloaded at installation of the module, while uninstalling it.</text:p>
      <text:p text:style-name="P3">At first, they were not deleted, allowing a gain of time if the user decided to uninstall it and install it again later. We thought that this was not often the case, and that in order to clean up the installation, the user had to be able to remove all the files concerning a toolbox.<text:tab/></text:p>
      <text:h text:style-name="P6" text:outline-level="3"><text:span text:style-name="Teletype"><text:span text:style-name="T4">Example Usage</text:span></text:span></text:h>
      <text:p text:style-name="P3"><text:span text:style-name="Teletype"><text:span text:style-name="T2">atomsRemove(['toolbox_1' '1.0'],'user',%T)</text:span></text:span></text:p>
      <text:p text:style-name="P3"><text:span text:style-name="Teletype"><text:span text:style-name="T1"/></text:span></text:p>
      <text:h text:style-name="P6" text:outline-level="3">Changelog</text:h>
      <text:p text:style-name="P3"><text:tab/><text:span text:style-name="T3">1.0 – Initial ve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initial-creator>Pierre MARECHAL</meta:initial-creator>
    <meta:creation-date>2008-07-09T13:39:08</meta:creation-date>
    <dc:date>2011-09-02T17:02:44</dc:date>
    <meta:editing-cycles>4</meta:editing-cycles>
    <meta:editing-duration>PT7M</meta:editing-duration>
    <meta:document-statistic meta:table-count="0" meta:image-count="0" meta:object-count="0" meta:page-count="1" meta:paragraph-count="17" meta:word-count="125" meta:character-count="776"/>
    <dc:creator>Simon GARESTE</dc:creator>
    <meta:user-defined meta:name="Info 1"/>
    <meta:user-defined meta:name="Info 2"/>
    <meta:user-defined meta:name="Info 3"/>
    <meta:user-defined meta:name="Info 4"/>
  </office:meta>
</office:document-meta>
</file>